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073cm" svg:y1="5.867cm" svg:x2="7.292cm" svg:y2="5.853cm" draw:start-shape="id1" draw:start-glue-point="10" svg:d="M5073 5867l2219-14" svg:viewBox="0 0 2220 15">
          <text:p/>
        </draw:connector>
        <draw:connector draw:style-name="gr3" draw:text-style-name="P1" draw:layer="layout" draw:type="line" svg:x1="4.085cm" svg:y1="2.753cm" svg:x2="4.071cm" svg:y2="4.864cm" draw:end-shape="id1" draw:end-glue-point="4" svg:d="M4085 2753l-14 2111" svg:viewBox="0 0 15 2112">
          <text:p/>
        </draw:connector>
        <draw:connector draw:style-name="gr3" draw:text-style-name="P1" draw:layer="layout" draw:type="line" svg:x1="4.058cm" svg:y1="9.06cm" svg:x2="4.071cm" svg:y2="6.869cm" draw:end-shape="id1" draw:end-glue-point="8" svg:d="M4058 9060l13-2191" svg:viewBox="0 0 14 2192">
          <text:p/>
        </draw:connector>
        <draw:frame draw:style-name="gr4" draw:layer="layout" svg:width="9.621cm" svg:height="0.962cm" svg:x="7.164cm" svg:y="2.832cm">
          <draw:text-box>
            <text:p>Only one edge can leave a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02:48.456271680</dc:date>
    <dc:creator>elucterio </dc:creator>
    <meta:editing-duration>P0D</meta:editing-duration>
    <meta:editing-cycles>1</meta:editing-cycles>
    <meta:document-statistic meta:object-count="5"/>
    <meta:generator>LibreOffice/4.2.8.2$Linux_X86_64 LibreOffice_project/420m0$Build-2</meta:generator>
  </office:meta>
</office:document-meta>
</file>